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4mm" svg:height="190.53mm" svg:x="54.92mm" svg:y="325.98mm">
            <draw:object draw:notify-on-update-of-ranges="Sheet1.C4:Sheet1.C68 Sheet1.D3:Sheet1.D3 Sheet1.D4:Sheet1.D68 Sheet1.E3:Sheet1.E3 Sheet1.E4:Sheet1.E68 Sheet1.F3:Sheet1.F3 Sheet1.F4:Sheet1.F68 Sheet1.G3:Sheet1.G3 Sheet1.G4:Sheet1.G68 Sheet1.H3:Sheet1.H3 Sheet1.H4:Sheet1.H68 Sheet1.I3:Sheet1.I3 Sheet1.I4:Sheet1.I68 Sheet1.J3:Sheet1.J3 Sheet1.J4:Sheet1.J68 Sheet1.K3:Sheet1.K3 Sheet1.K4:Sheet1.K68 Sheet1.L3:Sheet1.L3 Sheet1.L4:Sheet1.L68 Sheet1.M3:Sheet1.M3 Sheet1.M4:Sheet1.M68 Sheet1.N3:Sheet1.N3 Sheet1.N4:Sheet1.N68 Sheet1.O3:Sheet1.O3 Sheet1.O4:Sheet1.O68 Sheet1.P3:Sheet1.P3 Sheet1.P4:Sheet1.P68 Sheet1.Q3:Sheet1.Q3 Sheet1.Q4:Sheet1.Q68 Sheet1.R3:Sheet1.R3 Sheet1.R4:Sheet1.R68 Sheet1.S3:Sheet1.S3 Sheet1.S4:Sheet1.S68 Sheet1.T3:Sheet1.T3 Sheet1.T4:Sheet1.T68 Sheet1.U3:Sheet1.U3 Sheet1.U4:Sheet1.U68 Sheet1.V3:Sheet1.V3 Sheet1.V4:Sheet1.V68 Sheet1.W3:Sheet1.W3 Sheet1.W4:Sheet1.W68 Sheet1.X3:Sheet1.X3 Sheet1.X4:Sheet1.X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17"/>
          <table:table-cell table:formula="of:=SUM([.D4:.Y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17"/>
          <table:table-cell table:formula="of:=SUM([.D5:.Y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6"/>
          <table:table-cell table:formula="of:=SUM([.D6:.Y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6"/>
          <table:table-cell table:formula="of:=SUM([.D7:.Y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6"/>
          <table:table-cell table:formula="of:=SUM([.D8:.Y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6"/>
          <table:table-cell table:formula="of:=SUM([.D9:.Y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SUM([.D10:.Y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5"/>
          <table:table-cell table:formula="of:=SUM([.D11:.Y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5"/>
          <table:table-cell table:formula="of:=SUM([.D12:.Y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5"/>
          <table:table-cell table:formula="of:=SUM([.D13:.Y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5"/>
          <table:table-cell table:formula="of:=SUM([.D14:.Y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5"/>
          <table:table-cell table:formula="of:=SUM([.D15:.Y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4"/>
          <table:table-cell table:formula="of:=SUM([.D16:.Y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4"/>
          <table:table-cell table:formula="of:=SUM([.D17:.Y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8:.Y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2"/>
          <table:table-cell table:formula="of:=SUM([.D19:.Y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2"/>
          <table:table-cell table:formula="of:=SUM([.D20:.Y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1:.Y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D22:.Y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0"/>
          <table:table-cell table:formula="of:=SUM([.D23:.Y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0"/>
          <table:table-cell table:formula="of:=SUM([.D24:.Y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0"/>
          <table:table-cell table:formula="of:=SUM([.D25:.Y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0"/>
          <table:table-cell table:formula="of:=SUM([.D26:.Y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27:.Y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8"/>
          <table:table-cell table:formula="of:=SUM([.D28:.Y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8"/>
          <table:table-cell table:formula="of:=SUM([.D29:.Y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8"/>
          <table:table-cell table:formula="of:=SUM([.D30:.Y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8"/>
          <table:table-cell table:formula="of:=SUM([.D31:.Y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8"/>
          <table:table-cell table:formula="of:=SUM([.D32:.Y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8"/>
          <table:table-cell table:formula="of:=SUM([.D33:.Y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8"/>
          <table:table-cell table:formula="of:=SUM([.D34:.Y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35:.Y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7"/>
          <table:table-cell table:formula="of:=SUM([.D36:.Y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table:formula="of:=SUM([.D37:.Y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7"/>
          <table:table-cell table:formula="of:=SUM([.D38:.Y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39:.Y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40:.Y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6"/>
          <table:table-cell table:formula="of:=SUM([.D41:.Y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42:.Y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6"/>
          <table:table-cell table:formula="of:=SUM([.D43:.Y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formula="of:=SUM([.D44:.Y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6"/>
          <table:table-cell table:formula="of:=SUM([.D45:.Y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6"/>
          <table:table-cell table:formula="of:=SUM([.D46:.Y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6"/>
          <table:table-cell table:formula="of:=SUM([.D47:.Y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6"/>
          <table:table-cell table:formula="of:=SUM([.D48:.Y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table:formula="of:=SUM([.D49:.Y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5"/>
          <table:table-cell table:formula="of:=SUM([.D50:.Y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4"/>
          <table:table-cell table:formula="of:=SUM([.D51:.Y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4"/>
          <table:table-cell table:formula="of:=SUM([.D52:.Y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4"/>
          <table:table-cell table:formula="of:=SUM([.D53:.Y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4"/>
          <table:table-cell table:formula="of:=SUM([.D54:.Y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4"/>
          <table:table-cell table:formula="of:=SUM([.D55:.Y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4"/>
          <table:table-cell table:formula="of:=SUM([.D56:.Y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formula="of:=SUM([.D57:.Y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4"/>
          <table:table-cell table:formula="of:=SUM([.D58:.Y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4"/>
          <table:table-cell table:formula="of:=SUM([.D59:.Y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4"/>
          <table:table-cell table:formula="of:=SUM([.D60:.Y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1:.Y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2:.Y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formula="of:=SUM([.D63:.Y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2"/>
          <table:table-cell table:formula="of:=SUM([.D64:.Y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2"/>
          <table:table-cell table:formula="of:=SUM([.D65:.Y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formula="of:=SUM([.D66:.Y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formula="of:=SUM([.D67:.Y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formula="of:=SUM([.D68:.Y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1:32:58.478007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5-08-11T11:34:40.107247728</dc:date>
    <meta:editing-duration>PT5H45M10S</meta:editing-duration>
    <meta:editing-cycles>26</meta:editing-cycles>
    <meta:generator>LibreOffice/4.4.2.2$Linux_X86_64 LibreOffice_project/40m0$Build-2</meta:generator>
    <meta:document-statistic meta:table-count="1" meta:cell-count="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4.902cm" svg:y="17.773cm" style:legend-expansion="wide" chart:style-name="ch3"/>
        <chart:plot-area chart:style-name="ch4" table:cell-range-address="Sheet1.C4:Sheet1.X68 Sheet1.D3:Sheet1.X3" chart:data-source-has-labels="both" svg:x="1.519cm" svg:y="1.703cm" svg:width="23.374cm" svg:height="14.708cm">
          <chartooo:coordinate-region svg:x="2.617cm" svg:y="1.902cm" svg:width="22.276cm" svg:height="12.532cm"/>
          <chart:axis chart:dimension="x" chart:name="primary-x" chart:style-name="ch5" chartooo:axis-type="auto">
            <chartooo:date-scale/>
            <chart:title svg:x="12.805cm" svg:y="16.792cm" chart:style-name="ch6">
              <text:p>Date</text:p>
            </chart:title>
            <chart:categories table:cell-range-address="Sheet1.C4:Sheet1.C68"/>
          </chart:axis>
          <chart:axis chart:dimension="y" chart:name="primary-y" chart:style-name="ch7">
            <chart:title svg:x="0.451cm" svg:y="9.948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8" chart:label-cell-address="Sheet1.D3:Sheet1.D3" chart:class="chart:area">
            <chart:data-point chart:repeated="65"/>
          </chart:series>
          <chart:series chart:style-name="ch11" chart:values-cell-range-address="Sheet1.E4:Sheet1.E68" chart:label-cell-address="Sheet1.E3:Sheet1.E3" chart:class="chart:area">
            <chart:data-point chart:repeated="65"/>
          </chart:series>
          <chart:series chart:style-name="ch12" chart:values-cell-range-address="Sheet1.F4:Sheet1.F68" chart:label-cell-address="Sheet1.F3:Sheet1.F3" chart:class="chart:area">
            <chart:data-point chart:repeated="65"/>
          </chart:series>
          <chart:series chart:style-name="ch13" chart:values-cell-range-address="Sheet1.G4:Sheet1.G68" chart:label-cell-address="Sheet1.G3:Sheet1.G3" chart:class="chart:area">
            <chart:data-point chart:repeated="65"/>
          </chart:series>
          <chart:series chart:style-name="ch14" chart:values-cell-range-address="Sheet1.H4:Sheet1.H68" chart:label-cell-address="Sheet1.H3:Sheet1.H3" chart:class="chart:area">
            <chart:data-point chart:repeated="65"/>
          </chart:series>
          <chart:series chart:style-name="ch15" chart:values-cell-range-address="Sheet1.I4:Sheet1.I68" chart:label-cell-address="Sheet1.I3:Sheet1.I3" chart:class="chart:area">
            <chart:data-point chart:repeated="65"/>
          </chart:series>
          <chart:series chart:style-name="ch16" chart:values-cell-range-address="Sheet1.J4:Sheet1.J68" chart:label-cell-address="Sheet1.J3:Sheet1.J3" chart:class="chart:area">
            <chart:data-point chart:repeated="65"/>
          </chart:series>
          <chart:series chart:style-name="ch17" chart:values-cell-range-address="Sheet1.K4:Sheet1.K68" chart:label-cell-address="Sheet1.K3:Sheet1.K3" chart:class="chart:area">
            <chart:data-point chart:repeated="65"/>
          </chart:series>
          <chart:series chart:style-name="ch18" chart:values-cell-range-address="Sheet1.L4:Sheet1.L68" chart:label-cell-address="Sheet1.L3:Sheet1.L3" chart:class="chart:area">
            <chart:data-point chart:repeated="65"/>
          </chart:series>
          <chart:series chart:style-name="ch19" chart:values-cell-range-address="Sheet1.M4:Sheet1.M68" chart:label-cell-address="Sheet1.M3:Sheet1.M3" chart:class="chart:area">
            <chart:data-point chart:repeated="65"/>
          </chart:series>
          <chart:series chart:style-name="ch20" chart:values-cell-range-address="Sheet1.N4:Sheet1.N68" chart:label-cell-address="Sheet1.N3:Sheet1.N3" chart:class="chart:area">
            <chart:data-point chart:repeated="65"/>
          </chart:series>
          <chart:series chart:style-name="ch21" chart:values-cell-range-address="Sheet1.O4:Sheet1.O68" chart:label-cell-address="Sheet1.O3:Sheet1.O3" chart:class="chart:area">
            <chart:data-point chart:repeated="65"/>
          </chart:series>
          <chart:series chart:style-name="ch10" chart:values-cell-range-address="Sheet1.P4:Sheet1.P68" chart:label-cell-address="Sheet1.P3:Sheet1.P3" chart:class="chart:area">
            <chart:data-point chart:repeated="65"/>
          </chart:series>
          <chart:series chart:style-name="ch11" chart:values-cell-range-address="Sheet1.Q4:Sheet1.Q68" chart:label-cell-address="Sheet1.Q3:Sheet1.Q3" chart:class="chart:area">
            <chart:data-point chart:repeated="65"/>
          </chart:series>
          <chart:series chart:style-name="ch12" chart:values-cell-range-address="Sheet1.R4:Sheet1.R68" chart:label-cell-address="Sheet1.R3:Sheet1.R3" chart:class="chart:area">
            <chart:data-point chart:repeated="65"/>
          </chart:series>
          <chart:series chart:style-name="ch13" chart:values-cell-range-address="Sheet1.S4:Sheet1.S68" chart:label-cell-address="Sheet1.S3:Sheet1.S3" chart:class="chart:area">
            <chart:data-point chart:repeated="65"/>
          </chart:series>
          <chart:series chart:style-name="ch14" chart:values-cell-range-address="Sheet1.T4:Sheet1.T68" chart:label-cell-address="Sheet1.T3:Sheet1.T3" chart:class="chart:area">
            <chart:data-point chart:repeated="65"/>
          </chart:series>
          <chart:series chart:style-name="ch22" chart:values-cell-range-address="Sheet1.U4:Sheet1.U68" chart:label-cell-address="Sheet1.U3:Sheet1.U3" chart:class="chart:area">
            <chart:data-point chart:repeated="65"/>
          </chart:series>
          <chart:series chart:style-name="ch16" chart:values-cell-range-address="Sheet1.V4:Sheet1.V68" chart:label-cell-address="Sheet1.V3:Sheet1.V3" chart:class="chart:area">
            <chart:data-point chart:repeated="65"/>
          </chart:series>
          <chart:series chart:style-name="ch17" chart:values-cell-range-address="Sheet1.W4:Sheet1.W68" chart:label-cell-address="Sheet1.W3:Sheet1.W3" chart:class="chart:area">
            <chart:data-point chart:repeated="65"/>
          </chart:series>
          <chart:series chart:style-name="ch18" chart:values-cell-range-address="Sheet1.X4:Sheet1.X68" chart:label-cell-address="Sheet1.X3:Sheet1.X3" chart:class="chart:area">
            <chart:data-point chart:repeated="6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8</svg:desc>
                </draw:g>
              </table:table-cell>
              <table:table-cell office:value-type="float" office:value="0.3">
                <text:p>0.3</text:p>
                <draw:g>
                  <svg:desc>Sheet1.D4:Sheet1.D68</svg:desc>
                </draw:g>
              </table:table-cell>
              <table:table-cell office:value-type="float" office:value="27.7">
                <text:p>27.7</text:p>
                <draw:g>
                  <svg:desc>Sheet1.E4:Sheet1.E68</svg:desc>
                </draw:g>
              </table:table-cell>
              <table:table-cell office:value-type="float" office:value="54.2">
                <text:p>54.2</text:p>
                <draw:g>
                  <svg:desc>Sheet1.F4:Sheet1.F68</svg:desc>
                </draw:g>
              </table:table-cell>
              <table:table-cell office:value-type="float" office:value="2.9">
                <text:p>2.9</text:p>
                <draw:g>
                  <svg:desc>Sheet1.G4:Sheet1.G68</svg:desc>
                </draw:g>
              </table:table-cell>
              <table:table-cell office:value-type="float" office:value="14.8">
                <text:p>14.8</text:p>
                <draw:g>
                  <svg:desc>Sheet1.H4:Sheet1.H68</svg:desc>
                </draw:g>
              </table:table-cell>
              <table:table-cell office:value-type="float" office:value="NaN">
                <text:p>NaN</text:p>
                <draw:g>
                  <svg:desc>Sheet1.I4:Sheet1.I68</svg:desc>
                </draw:g>
              </table:table-cell>
              <table:table-cell office:value-type="float" office:value="NaN">
                <text:p>NaN</text:p>
                <draw:g>
                  <svg:desc>Sheet1.J4:Sheet1.J68</svg:desc>
                </draw:g>
              </table:table-cell>
              <table:table-cell office:value-type="float" office:value="NaN">
                <text:p>NaN</text:p>
                <draw:g>
                  <svg:desc>Sheet1.K4:Sheet1.K68</svg:desc>
                </draw:g>
              </table:table-cell>
              <table:table-cell office:value-type="float" office:value="NaN">
                <text:p>NaN</text:p>
                <draw:g>
                  <svg:desc>Sheet1.L4:Sheet1.L68</svg:desc>
                </draw:g>
              </table:table-cell>
              <table:table-cell office:value-type="float" office:value="NaN">
                <text:p>NaN</text:p>
                <draw:g>
                  <svg:desc>Sheet1.M4:Sheet1.M68</svg:desc>
                </draw:g>
              </table:table-cell>
              <table:table-cell office:value-type="float" office:value="NaN">
                <text:p>NaN</text:p>
                <draw:g>
                  <svg:desc>Sheet1.N4:Sheet1.N68</svg:desc>
                </draw:g>
              </table:table-cell>
              <table:table-cell office:value-type="float" office:value="NaN">
                <text:p>NaN</text:p>
                <draw:g>
                  <svg:desc>Sheet1.O4:Sheet1.O68</svg:desc>
                </draw:g>
              </table:table-cell>
              <table:table-cell office:value-type="float" office:value="NaN">
                <text:p>NaN</text:p>
                <draw:g>
                  <svg:desc>Sheet1.P4:Sheet1.P68</svg:desc>
                </draw:g>
              </table:table-cell>
              <table:table-cell office:value-type="float" office:value="NaN">
                <text:p>NaN</text:p>
                <draw:g>
                  <svg:desc>Sheet1.Q4:Sheet1.Q68</svg:desc>
                </draw:g>
              </table:table-cell>
              <table:table-cell office:value-type="float" office:value="NaN">
                <text:p>NaN</text:p>
                <draw:g>
                  <svg:desc>Sheet1.R4:Sheet1.R68</svg:desc>
                </draw:g>
              </table:table-cell>
              <table:table-cell office:value-type="float" office:value="NaN">
                <text:p>NaN</text:p>
                <draw:g>
                  <svg:desc>Sheet1.S4:Sheet1.S68</svg:desc>
                </draw:g>
              </table:table-cell>
              <table:table-cell office:value-type="float" office:value="NaN">
                <text:p>NaN</text:p>
                <draw:g>
                  <svg:desc>Sheet1.T4:Sheet1.T68</svg:desc>
                </draw:g>
              </table:table-cell>
              <table:table-cell office:value-type="float" office:value="NaN">
                <text:p>NaN</text:p>
                <draw:g>
                  <svg:desc>Sheet1.U4:Sheet1.U68</svg:desc>
                </draw:g>
              </table:table-cell>
              <table:table-cell office:value-type="float" office:value="NaN">
                <text:p>NaN</text:p>
                <draw:g>
                  <svg:desc>Sheet1.V4:Sheet1.V68</svg:desc>
                </draw:g>
              </table:table-cell>
              <table:table-cell office:value-type="float" office:value="NaN">
                <text:p>NaN</text:p>
                <draw:g>
                  <svg:desc>Sheet1.W4:Sheet1.W68</svg:desc>
                </draw:g>
              </table:table-cell>
              <table:table-cell office:value-type="float" office:value="NaN">
                <text:p>NaN</text:p>
                <draw:g>
                  <svg:desc>Sheet1.X4:Sheet1.X68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